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20pt"/>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p>One of these techniques that particularly interests me ins genetic programming. In generic programming, another computer program is modified by anoth…</text:p>
              <text:p>This is portatic …could optimize it…</text:p>
              <text:p>So, if you had a picture that the computer show,s then you could ask the person operating it, do you like this picture better or do you like the other picture better, and theny ou could take the traits of the artwork that the person likes more, and apply that to other artwork.</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user-transformed="true">
            <draw:text-box>
              <text:p text:style-name="P6">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25:07.577311317</dc:date>
    <meta:editing-duration>PT3H37M40S</meta:editing-duration>
    <meta:editing-cycles>30</meta:editing-cycles>
    <meta:document-statistic meta:object-count="61"/>
  </office:meta>
</office:document-meta>
</file>